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783cm" fo:margin-left="-1.951cm" table:align="left" style:shadow="none" style:may-break-between-rows="false"/>
    </style:style>
    <style:style style:name="Table1.A" style:family="table-column">
      <style:table-column-properties style:column-width="1.603cm"/>
    </style:style>
    <style:style style:name="Table1.B" style:family="table-column">
      <style:table-column-properties style:column-width="2.2cm"/>
    </style:style>
    <style:style style:name="Table1.C" style:family="table-column">
      <style:table-column-properties style:column-width="2.298cm"/>
    </style:style>
    <style:style style:name="Table1.D" style:family="table-column">
      <style:table-column-properties style:column-width="2.3cm"/>
    </style:style>
    <style:style style:name="Table1.G" style:family="table-column">
      <style:table-column-properties style:column-width="1.108cm"/>
    </style:style>
    <style:style style:name="Table1.H" style:family="table-column">
      <style:table-column-properties style:column-width="0.991cm"/>
    </style:style>
    <style:style style:name="Table1.I" style:family="table-column">
      <style:table-column-properties style:column-width="2.101cm"/>
    </style:style>
    <style:style style:name="Table1.L" style:family="table-column">
      <style:table-column-properties style:column-width="2.284cm"/>
    </style:style>
    <style:style style:name="Table1.1" style:family="table-row">
      <style:table-row-properties style:min-row-height="0.993cm" fo:keep-together="always"/>
    </style:style>
    <style:style style:name="Table1.A1" style:family="table-cell">
      <style:table-cell-properties style:vertical-align="middle" fo:background-color="#ffffff" style:border-line-width="0.023cm 0.023cm 0.023cm" fo:padding="0.097cm" fo:border="2pt double #000000">
        <style:background-image/>
      </style:table-cell-properties>
    </style:style>
    <style:style style:name="Table1.A2" style:family="table-cell">
      <style:table-cell-properties style:vertical-align="middle" fo:background-color="#729fc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1.B2" style:family="table-cell">
      <style:table-cell-properties style:vertical-align="middle" fo:background-color="#729fc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1.3" style:family="table-row">
      <style:table-row-properties style:min-row-height="1.864cm" fo:keep-together="always"/>
    </style:style>
    <style:style style:name="Table1.A3" style:family="table-cell">
      <style:table-cell-properties style:vertical-align="middle" fo:background-color="#99ccf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1.L3" style:family="table-cell">
      <style:table-cell-properties style:vertical-align="middle" fo:background-color="#99ccf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1.4" style:family="table-row">
      <style:table-row-properties style:min-row-height="0.674cm" fo:keep-together="always"/>
    </style:style>
    <style:style style:name="Table1.A4" style:family="table-cell">
      <style:table-cell-properties style:vertical-align="middle" fo:background-color="#cfe7f5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1.5" style:family="table-row">
      <style:table-row-properties fo:keep-together="always"/>
    </style:style>
    <style:style style:name="Table2" style:family="table">
      <style:table-properties style:width="23.49cm" fo:margin-left="-1.951cm" table:align="left" style:shadow="none" style:may-break-between-rows="false"/>
    </style:style>
    <style:style style:name="Table2.A" style:family="table-column">
      <style:table-column-properties style:column-width="1.704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2cm"/>
    </style:style>
    <style:style style:name="Table2.D" style:family="table-column">
      <style:table-column-properties style:column-width="3.291cm"/>
    </style:style>
    <style:style style:name="Table2.E" style:family="table-column">
      <style:table-column-properties style:column-width="1.901cm"/>
    </style:style>
    <style:style style:name="Table2.F" style:family="table-column">
      <style:table-column-properties style:column-width="1.505cm"/>
    </style:style>
    <style:style style:name="Table2.G" style:family="table-column">
      <style:table-column-properties style:column-width="0.397cm"/>
    </style:style>
    <style:style style:name="Table2.H" style:family="table-column">
      <style:table-column-properties style:column-width="3.11cm"/>
    </style:style>
    <style:style style:name="Table2.I" style:family="table-column">
      <style:table-column-properties style:column-width="0.794cm"/>
    </style:style>
    <style:style style:name="Table2.J" style:family="table-column">
      <style:table-column-properties style:column-width="2.794cm"/>
    </style:style>
    <style:style style:name="Table2.K" style:family="table-column">
      <style:table-column-properties style:column-width="3.695cm"/>
    </style:style>
    <style:style style:name="Table2.1" style:family="table-row">
      <style:table-row-properties style:min-row-height="1.002cm" fo:keep-together="always"/>
    </style:style>
    <style:style style:name="Table2.A1" style:family="table-cell">
      <style:table-cell-properties style:vertical-align="middle" fo:background-color="#ffffff" style:border-line-width="0.023cm 0.023cm 0.023cm" fo:padding="0.097cm" fo:border="2pt double #000000">
        <style:background-image/>
      </style:table-cell-properties>
    </style:style>
    <style:style style:name="Table2.2" style:family="table-row">
      <style:table-row-properties style:min-row-height="2.298cm" fo:keep-together="always"/>
    </style:style>
    <style:style style:name="Table2.A2" style:family="table-cell">
      <style:table-cell-properties style:vertical-align="middle" fo:background-color="#729fc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2.B2" style:family="table-cell">
      <style:table-cell-properties style:vertical-align="middle" fo:background-color="#729fc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2.3" style:family="table-row">
      <style:table-row-properties style:min-row-height="2.2cm" fo:keep-together="always"/>
    </style:style>
    <style:style style:name="Table2.A3" style:family="table-cell">
      <style:table-cell-properties style:vertical-align="middle" fo:background-color="#83caf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2.B3" style:family="table-cell">
      <style:table-cell-properties style:vertical-align="middle" fo:background-color="#99ccf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2.4" style:family="table-row">
      <style:table-row-properties style:min-row-height="1.946cm" fo:keep-together="always"/>
    </style:style>
    <style:style style:name="Table2.J4" style:family="table-cell">
      <style:table-cell-properties style:vertical-align="middle" fo:background-color="#99ccf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2.5" style:family="table-row">
      <style:table-row-properties style:min-row-height="2.26cm" fo:keep-together="always"/>
    </style:style>
    <style:style style:name="Table2.A5" style:family="table-cell">
      <style:table-cell-properties style:vertical-align="middle" fo:background-color="#cfe7f5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2.K5" style:family="table-cell">
      <style:table-cell-properties style:vertical-align="middle" fo:background-color="#cfe7f5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2.6" style:family="table-row">
      <style:table-row-properties style:min-row-height="0.702cm" fo:keep-together="always"/>
    </style:style>
    <style:style style:name="Table3" style:family="table">
      <style:table-properties style:width="29.185cm" fo:margin-left="-1.951cm" table:align="left" style:shadow="none" style:may-break-between-rows="false"/>
    </style:style>
    <style:style style:name="Table3.A" style:family="table-column">
      <style:table-column-properties style:column-width="1.505cm"/>
    </style:style>
    <style:style style:name="Table3.B" style:family="table-column">
      <style:table-column-properties style:column-width="2.618cm"/>
    </style:style>
    <style:style style:name="Table3.1" style:family="table-row">
      <style:table-row-properties style:min-row-height="0.095cm" fo:keep-together="always"/>
    </style:style>
    <style:style style:name="Table3.A1" style:family="table-cell">
      <style:table-cell-properties style:vertical-align="middle" fo:background-color="#ffffff" style:border-line-width-left="0.023cm 0.023cm 0.023cm" style:border-line-width-top="0.023cm 0.023cm 0.023cm" style:border-line-width-bottom="0.023cm 0.023cm 0.023cm" fo:padding="0.097cm" fo:border-left="2pt double #000000" fo:border-right="none" fo:border-top="2pt double #000000" fo:border-bottom="2pt double #000000">
        <style:background-image/>
      </style:table-cell-properties>
    </style:style>
    <style:style style:name="Table3.G1" style:family="table-cell">
      <style:table-cell-properties style:vertical-align="middle" fo:background-color="#ffffff" style:border-line-width="0.023cm 0.023cm 0.023cm" fo:padding="0.097cm" fo:border="2pt double #000000">
        <style:background-image/>
      </style:table-cell-properties>
    </style:style>
    <style:style style:name="Table3.2" style:family="table-row">
      <style:table-row-properties style:min-row-height="2.298cm" fo:keep-together="always"/>
    </style:style>
    <style:style style:name="Table3.A2" style:family="table-cell">
      <style:table-cell-properties style:vertical-align="middle" fo:background-color="#729fc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3.H2" style:family="table-cell">
      <style:table-cell-properties style:vertical-align="middle" fo:background-color="#729fc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3.3" style:family="table-row">
      <style:table-row-properties style:min-row-height="2.36cm" fo:keep-together="always"/>
    </style:style>
    <style:style style:name="Table3.A3" style:family="table-cell">
      <style:table-cell-properties style:vertical-align="middle" fo:background-color="#83caf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3.C3" style:family="table-cell">
      <style:table-cell-properties style:vertical-align="middle" fo:background-color="#99ccff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3.L3" style:family="table-cell">
      <style:table-cell-properties style:vertical-align="middle" fo:background-color="#83caf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3.4" style:family="table-row">
      <style:table-row-properties style:min-row-height="1.946cm" fo:keep-together="always"/>
    </style:style>
    <style:style style:name="Table3.K4" style:family="table-cell">
      <style:table-cell-properties style:vertical-align="middle" fo:background-color="#99ccff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Table3.5" style:family="table-row">
      <style:table-row-properties style:min-row-height="2.26cm" fo:keep-together="always"/>
    </style:style>
    <style:style style:name="Table3.A5" style:family="table-cell">
      <style:table-cell-properties style:vertical-align="middle" fo:background-color="#cfe7f5" style:border-line-width-left="0.023cm 0.023cm 0.023cm" style:border-line-width-bottom="0.023cm 0.023cm 0.023cm" fo:padding="0.097cm" fo:border-left="2pt double #000000" fo:border-right="none" fo:border-top="none" fo:border-bottom="2pt double #000000">
        <style:background-image/>
      </style:table-cell-properties>
    </style:style>
    <style:style style:name="Table3.L5" style:family="table-cell">
      <style:table-cell-properties style:vertical-align="middle" fo:background-color="#cfe7f5" style:border-line-width-left="0.023cm 0.023cm 0.023cm" style:border-line-width-right="0.023cm 0.023cm 0.023cm" style:border-line-width-bottom="0.023cm 0.023cm 0.023cm" fo:padding="0.097cm" fo:border-left="2pt double #000000" fo:border-right="2pt double #000000" fo:border-top="none" fo:border-bottom="2pt double #000000">
        <style:background-image/>
      </style:table-cell-properties>
    </style:style>
    <style:style style:name="P1" style:family="paragraph" style:parent-style-name="Standard">
      <style:text-properties officeooo:paragraph-rsid="00151447"/>
    </style:style>
    <style:style style:name="P2" style:family="paragraph" style:parent-style-name="Standard">
      <style:paragraph-properties fo:text-align="center" style:justify-single-word="false"/>
      <style:text-properties officeooo:paragraph-rsid="000fa41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dff2c" officeooo:paragraph-rsid="000dff2c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0dff2c" officeooo:paragraph-rsid="000dff2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0dff2c" officeooo:paragraph-rsid="000e7f23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0dff2c" officeooo:paragraph-rsid="000fa410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0dff2c" officeooo:paragraph-rsid="001190b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0dff2c" officeooo:paragraph-rsid="00120d60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0dff2c" officeooo:paragraph-rsid="0013645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dff2c" officeooo:paragraph-rsid="0017a503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0dff2c" officeooo:paragraph-rsid="001919f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dff2c" officeooo:paragraph-rsid="001ab7c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120d60" officeooo:paragraph-rsid="00120d60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120d60" officeooo:paragraph-rsid="0013645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120d60" officeooo:paragraph-rsid="0017a503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20d60" officeooo:paragraph-rsid="001919f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120d60" officeooo:paragraph-rsid="001ab7c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00dff2c" officeooo:paragraph-rsid="000e7f2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0dff2c" officeooo:paragraph-rsid="000dff2c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00dff2c" officeooo:paragraph-rsid="0017a503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0dff2c" officeooo:paragraph-rsid="001919f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0dff2c" officeooo:paragraph-rsid="001ab7ce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0e7f23" officeooo:paragraph-rsid="000e7f23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00e7f23" officeooo:paragraph-rsid="000fa41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00fa410" officeooo:paragraph-rsid="000fa41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rsid="001190bb" officeooo:paragraph-rsid="001190bb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officeooo:rsid="00120d60" officeooo:paragraph-rsid="00120d6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0120d60" officeooo:paragraph-rsid="0013645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0136451" officeooo:paragraph-rsid="0013645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17a503" officeooo:paragraph-rsid="0017a503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017a503" officeooo:paragraph-rsid="001919f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officeooo:rsid="001919f1" officeooo:paragraph-rsid="001919f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officeooo:rsid="001919f1" officeooo:paragraph-rsid="001ab7ce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normal" officeooo:rsid="000fa410" officeooo:paragraph-rsid="000fa410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ff2c" officeooo:paragraph-rsid="000dff2c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ff2c" officeooo:paragraph-rsid="000fa410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ff2c" officeooo:paragraph-rsid="0015144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fa410" officeooo:paragraph-rsid="000fa41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0dff2c" officeooo:paragraph-rsid="001ab7ce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4pt" fo:font-weight="bold" officeooo:rsid="001dae89" officeooo:paragraph-rsid="001dae89" style:font-size-asian="21pt" style:font-weight-asian="bold" style:font-size-complex="2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4pt" fo:font-weight="bold" officeooo:rsid="001dae89" officeooo:paragraph-rsid="001dae89" style:font-size-asian="24pt" style:font-weight-asian="bold" style:font-size-complex="24pt" style:font-weight-complex="bold"/>
    </style:style>
    <style:style style:name="P43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officeooo:rsid="000dff2c" officeooo:paragraph-rsid="000dff2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officeooo:rsid="000dff2c" officeooo:paragraph-rsid="000fa41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officeooo:rsid="000dff2c" officeooo:paragraph-rsid="0015144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size="12pt" fo:font-weight="bold" officeooo:rsid="000dff2c" officeooo:paragraph-rsid="001ab7ce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weight="bold" officeooo:rsid="000dff2c" officeooo:paragraph-rsid="000fa4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weight="bold" officeooo:rsid="000dff2c" officeooo:paragraph-rsid="0015144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normal" officeooo:rsid="000dff2c" officeooo:paragraph-rsid="00120d60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normal" officeooo:rsid="000dff2c" officeooo:paragraph-rsid="00136451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normal" officeooo:rsid="000fa410" officeooo:paragraph-rsid="00136451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normal" officeooo:rsid="000fa410" officeooo:paragraph-rsid="001919f1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bold" officeooo:rsid="001190bb" officeooo:paragraph-rsid="00136451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bold" officeooo:rsid="000dff2c" officeooo:paragraph-rsid="0017a503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8pt" fo:font-weight="bold" officeooo:rsid="000dff2c" officeooo:paragraph-rsid="001919f1" style:font-size-asian="8pt" style:font-weight-asian="bold" style:font-size-complex="8pt" style:font-weight-complex="bold"/>
    </style:style>
    <style:style style:name="T1" style:family="text">
      <style:text-properties officeooo:rsid="000e7f23"/>
    </style:style>
    <style:style style:name="T2" style:family="text">
      <style:text-properties officeooo:rsid="000fa410"/>
    </style:style>
    <style:style style:name="T3" style:family="text">
      <style:text-properties officeooo:rsid="001190bb"/>
    </style:style>
    <style:style style:name="T4" style:family="text">
      <style:text-properties officeooo:rsid="00120d6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0d60" style:font-weight-asian="normal" style:font-weight-complex="normal"/>
    </style:style>
    <style:style style:name="T7" style:family="text">
      <style:text-properties fo:font-weight="normal" officeooo:rsid="0017a503" style:font-weight-asian="normal" style:font-weight-complex="normal"/>
    </style:style>
    <style:style style:name="T8" style:family="text">
      <style:text-properties fo:font-weight="normal" officeooo:rsid="001919f1" style:font-weight-asian="normal" style:font-weight-complex="normal"/>
    </style:style>
    <style:style style:name="T9" style:family="text">
      <style:text-properties officeooo:rsid="00136451"/>
    </style:style>
    <style:style style:name="T10" style:family="text">
      <style:text-properties officeooo:rsid="0017a503"/>
    </style:style>
    <style:style style:name="T11" style:family="text">
      <style:text-properties officeooo:rsid="001919f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ae89" style:font-weight-asian="bold" style:font-weight-complex="bold"/>
    </style:style>
    <style:style style:name="T14" style:family="text">
      <style:text-properties style:font-size-asian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B" table:number-columns-repeated="2"/>
        <table:table-column table:style-name="Table1.L"/>
        <table:table-row table:style-name="Table1.1">
          <table:table-cell table:style-name="Table1.A1" table:number-columns-spanned="12" office:value-type="string">
            <text:p text:style-name="P41"><text:span text:style-name="T14">Grim's A&amp;A – </text:span>Helmet Reference She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6">Under Layer</text:p>
          </table:table-cell>
          <table:table-cell table:style-name="Table1.B2" table:number-columns-spanned="11" office:value-type="string">
            <text:p text:style-name="P5"><text:span text:style-name="T13">P</text:span><text:span text:style-name="T12">added Coif</text:span></text:p>
            <text:p text:style-name="P5">Thick: 8000</text:p>
            <text:p text:style-name="P8">Coverage: <text:span text:style-name="T3">Full</text:span></text:p>
            <text:p text:style-name="P5">Cost: 1</text:p>
            <text:p text:style-name="P5">Type: Clo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6">Armor Layer</text:p>
          </table:table-cell>
          <table:table-cell table:style-name="Table1.A3" table:number-columns-spanned="2" office:value-type="string">
            <text:p text:style-name="P20">Mail Bevor</text:p>
            <text:p text:style-name="P5">Thick: 1312</text:p>
            <text:p text:style-name="P5">Coverage: 82%</text:p>
            <text:p text:style-name="P5">Cost: 2</text:p>
            <text:p text:style-name="P5">Type: Mail</text:p>
          </table:table-cell>
          <table:covered-table-cell/>
          <table:table-cell table:style-name="Table1.A3" table:number-columns-spanned="2" office:value-type="string">
            <text:p text:style-name="P20">(Plate) Bevor</text:p>
            <text:p text:style-name="P5">Thick: 1200</text:p>
            <text:p text:style-name="P5">Coverage: 80%</text:p>
            <text:p text:style-name="P5">Cost: 3</text:p>
            <text:p text:style-name="P5">Type: Plate</text:p>
          </table:table-cell>
          <table:covered-table-cell/>
          <table:table-cell table:style-name="Table1.A3" table:number-rows-spanned="2" table:number-columns-spanned="2" office:value-type="string">
            <text:p text:style-name="P20">Mail Coif</text:p>
            <text:p text:style-name="P5">Thick: 1620</text:p>
            <text:p text:style-name="P5">Coverage: 90%</text:p>
            <text:p text:style-name="P5">Cost: 4</text:p>
            <text:p text:style-name="P5">Type: Mail</text:p>
          </table:table-cell>
          <table:covered-table-cell/>
          <table:table-cell table:style-name="Table1.A3" table:number-rows-spanned="2" table:number-columns-spanned="2" office:value-type="string">
            <text:p text:style-name="P20">Mailed Bascinet</text:p>
            <text:p text:style-name="P5">Thick: 1620</text:p>
            <text:p text:style-name="P5">Coverage: 90%</text:p>
            <text:p text:style-name="P5">Cost: 5</text:p>
            <text:p text:style-name="P5">Type: Plate</text:p>
          </table:table-cell>
          <table:covered-table-cell/>
          <table:table-cell table:style-name="Table1.A3" table:number-rows-spanned="3" office:value-type="string">
            <text:p text:style-name="P24">Armet</text:p>
            <text:p text:style-name="P6">Thick: <text:span text:style-name="T1">1600</text:span></text:p>
            <text:p text:style-name="P8">Coverage: <text:span text:style-name="T3">Full</text:span></text:p>
            <text:p text:style-name="P6">Cost: <text:span text:style-name="T1">8</text:span></text:p>
            <text:p text:style-name="P6">Type: Plate</text:p>
          </table:table-cell>
          <table:table-cell table:style-name="Table1.A3" table:number-rows-spanned="3" office:value-type="string">
            <text:p text:style-name="P24">Hounskull</text:p>
            <text:p text:style-name="P6">Thick: <text:span text:style-name="T1">1600</text:span></text:p>
            <text:p text:style-name="P8">Coverage: <text:span text:style-name="T3">Full</text:span></text:p>
            <text:p text:style-name="P6">Cost: <text:span text:style-name="T1">8</text:span></text:p>
            <text:p text:style-name="P6">Type: Plate</text:p>
          </table:table-cell>
          <table:table-cell table:style-name="Table1.L3" table:number-rows-spanned="3" office:value-type="string">
            <text:p text:style-name="P24">Barbute</text:p>
            <text:p text:style-name="P6">Thick: <text:span text:style-name="T1">1615</text:span></text:p>
            <text:p text:style-name="P6">Coverage: <text:span text:style-name="T1">95%</text:span></text:p>
            <text:p text:style-name="P6">Cost: <text:span text:style-name="T1">6</text:span></text:p>
            <text:p text:style-name="P6">Type: Plate</text:p>
          </table:table-cell>
        </table:table-row>
        <table:table-row table:style-name="Table1.4">
          <table:table-cell table:style-name="Table1.A4" table:number-rows-spanned="2" office:value-type="string">
            <text:p text:style-name="P43">Cover Layer</text:p>
          </table:table-cell>
          <table:table-cell table:style-name="Table1.A4" table:number-rows-spanned="2" office:value-type="string">
            <text:p text:style-name="P19">Kettle Helm</text:p>
            <text:p text:style-name="P6">Thick: <text:span text:style-name="T1">1600</text:span></text:p>
            <text:p text:style-name="P6">Coverage: <text:span text:style-name="T1">80%</text:span></text:p>
            <text:p text:style-name="P6">Cost: <text:span text:style-name="T1">4</text:span></text:p>
            <text:p text:style-name="P6">Type: <text:span text:style-name="T1">Plate</text:span></text:p>
          </table:table-cell>
          <table:table-cell table:style-name="Table1.A4" table:number-rows-spanned="2" office:value-type="string">
            <text:p text:style-name="P19"><text:span text:style-name="T1">Ocular </text:span>Kettle Helm</text:p>
            <text:p text:style-name="P6">Thick: <text:span text:style-name="T1">1564</text:span></text:p>
            <text:p text:style-name="P6">Coverage: <text:span text:style-name="T1">92%</text:span></text:p>
            <text:p text:style-name="P6">Cost: <text:span text:style-name="T1">5</text:span></text:p>
            <text:p text:style-name="P6">Type: <text:span text:style-name="T1">Plate</text:span></text:p>
          </table:table-cell>
          <table:table-cell table:style-name="Table1.A4" table:number-rows-spanned="2" office:value-type="string">
            <text:p text:style-name="P24">Sallet</text:p>
            <text:p text:style-name="P6">Thick: <text:span text:style-name="T1">1650</text:span></text:p>
            <text:p text:style-name="P6">Coverage: <text:span text:style-name="T1">75%</text:span></text:p>
            <text:p text:style-name="P6">Cost: <text:span text:style-name="T1">3</text:span></text:p>
            <text:p text:style-name="P6">Type: <text:span text:style-name="T1">Plate</text:span></text:p>
          </table:table-cell>
          <table:table-cell table:style-name="Table1.A4" table:number-rows-spanned="2" office:value-type="string">
            <text:p text:style-name="P24">Visored Sallet</text:p>
            <text:p text:style-name="P6">Thick: <text:span text:style-name="T1">1672</text:span></text:p>
            <text:p text:style-name="P6">Coverage: <text:span text:style-name="T1">88%</text:span></text:p>
            <text:p text:style-name="P6">Cost: <text:span text:style-name="T1">5</text:span></text:p>
            <text:p text:style-name="P6">Type: <text:span text:style-name="T1">Pl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24">Great Helm</text:p>
            <text:p text:style-name="P6">Thick: <text:span text:style-name="T1">1200</text:span></text:p>
            <text:p text:style-name="P6">Coverage: <text:span text:style-name="T3">Full</text:span></text:p>
            <text:p text:style-name="P6">Cost: <text:span text:style-name="T1">6</text:span></text:p>
            <text:p text:style-name="P6">Type: <text:span text:style-name="T1">Plate</text:span></text:p>
          </table:table-cell>
          <table:table-cell table:style-name="Table1.A4" table:number-columns-spanned="2" office:value-type="string">
            <text:p text:style-name="P24"/>
            <text:p text:style-name="P24">Horned Great Helm</text:p>
            <text:p text:style-name="P6">Thick: <text:span text:style-name="T1">1200</text:span></text:p>
            <text:p text:style-name="P8">Coverage: <text:span text:style-name="T3">Full</text:span></text:p>
            <text:p text:style-name="P6">Cost: <text:span text:style-name="T1">8</text:span></text:p>
            <text:p text:style-name="P6">Type: <text:span text:style-name="T1">Plate</text:span></text:p>
          </table:table-cell>
          <table:covered-table-cell/>
          <table:table-cell table:style-name="Table1.A4" office:value-type="string">
            <text:p text:style-name="P25"><text:span text:style-name="T2">Boiled Leather</text:span> Helm</text:p>
            <text:p text:style-name="P7">Thick: <text:span text:style-name="T2">8000</text:span></text:p>
            <text:p text:style-name="P7">Coverage: <text:span text:style-name="T2">75%</text:span></text:p>
            <text:p text:style-name="P7">Cost: <text:span text:style-name="T2">7</text:span></text:p>
            <text:p text:style-name="P7">Type: <text:span text:style-name="T2">Leather</text:span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11" office:value-type="string">
            <text:p text:style-name="P42">Grim's A&amp;A – Body Armor Reference She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7">Under Layer</text:p>
          </table:table-cell>
          <table:table-cell table:style-name="Table2.B2" table:number-columns-spanned="10" office:value-type="string">
            <text:p text:style-name="P26">Tunics &amp; Shirts</text:p>
            <text:p text:style-name="P35">Neglicable Protec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9">Over Layer</text:p>
          </table:table-cell>
          <table:table-cell table:style-name="Table2.B3" table:number-rows-spanned="2" office:value-type="string">
            <text:p text:style-name="P28">Gambeson</text:p>
            <text:p text:style-name="P9">Thick: <text:span text:style-name="T4">13140</text:span></text:p>
            <text:p text:style-name="P9">Coverage: <text:span text:style-name="T3">Full</text:span></text:p>
            <text:p text:style-name="P14">Extend: Full arms &amp; legs</text:p>
            <text:p text:style-name="P9">Cost: <text:span text:style-name="T4">16</text:span></text:p>
            <text:p text:style-name="P49">Type: <text:span text:style-name="T4">Cloth</text:span></text:p>
          </table:table-cell>
          <table:table-cell table:style-name="Table2.A3" table:number-columns-spanned="5" office:value-type="string">
            <text:p text:style-name="P27">Aketon</text:p>
            <text:p text:style-name="P8">Thick: <text:span text:style-name="T3">8750</text:span></text:p>
            <text:p text:style-name="P8">Coverage: <text:span text:style-name="T3">Full</text:span></text:p>
            <text:p text:style-name="P14">Extend: Full arms &amp; legs</text:p>
            <text:p text:style-name="P9">Cost: <text:span text:style-name="T4">12 </text:span></text:p>
            <text:p text:style-name="P9"><text:span text:style-name="T5">Type: </text:span><text:span text:style-name="T6">Cloth</text:span></text:p>
          </table:table-cell>
          <table:covered-table-cell/>
          <table:covered-table-cell/>
          <table:covered-table-cell/>
          <table:covered-table-cell/>
          <table:table-cell table:style-name="Table2.A3" table:number-columns-spanned="4" office:value-type="string">
            <text:p text:style-name="P26">Coats, Dresses, Robes, Togas &amp; Vests</text:p>
            <text:p text:style-name="P35">Neglicable Protection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B3" office:value-type="string">
            <text:p text:style-name="P47">Armor Layer</text:p>
          </table:table-cell>
          <table:covered-table-cell/>
          <table:table-cell table:style-name="Table2.B3" table:number-rows-spanned="2" office:value-type="string">
            <text:p text:style-name="P28">Plate Cuirass</text:p>
            <text:p text:style-name="P9">Thick: <text:span text:style-name="T4">2250</text:span></text:p>
            <text:p text:style-name="P9">Coverage: <text:span text:style-name="T3">Full</text:span></text:p>
            <text:p text:style-name="P14">Extend: None</text:p>
            <text:p text:style-name="P9">Cost: <text:span text:style-name="T4">12</text:span></text:p>
            <text:p text:style-name="P49">Type: <text:span text:style-name="T4">Plate</text:span></text:p>
          </table:table-cell>
          <table:table-cell table:style-name="Table2.B3" table:number-columns-spanned="2" office:value-type="string">
            <text:p text:style-name="P28">Mail Coat</text:p>
            <text:p text:style-name="P9">Thick: <text:span text:style-name="T4">2254</text:span></text:p>
            <text:p text:style-name="P9">Coverage: <text:span text:style-name="T3">Full</text:span></text:p>
            <text:p text:style-name="P14">Extend: Forearms &amp; Thighs</text:p>
            <text:p text:style-name="P9">Cost: <text:span text:style-name="T4">8</text:span></text:p>
            <text:p text:style-name="P49">Type: <text:span text:style-name="T4">Mail</text:span></text:p>
          </table:table-cell>
          <table:covered-table-cell/>
          <table:table-cell table:style-name="Table2.B3" table:number-columns-spanned="4" office:value-type="string">
            <text:p text:style-name="P28">Longsleeve Mail Coat</text:p>
            <text:p text:style-name="P9">Thick: <text:span text:style-name="T4">2256</text:span></text:p>
            <text:p text:style-name="P9">Coverage: <text:span text:style-name="T3">Full</text:span></text:p>
            <text:p text:style-name="P14">Extend: Arms &amp; Thighs</text:p>
            <text:p text:style-name="P9">Cost: <text:span text:style-name="T4">10</text:span></text:p>
            <text:p text:style-name="P49">Type: <text:span text:style-name="T4">Mail</text:span></text:p>
          </table:table-cell>
          <table:covered-table-cell/>
          <table:covered-table-cell/>
          <table:covered-table-cell/>
          <table:table-cell table:style-name="Table2.J4" table:number-columns-spanned="2" office:value-type="string">
            <text:p text:style-name="P28">Mail Shirt</text:p>
            <text:p text:style-name="P9">Thick: <text:span text:style-name="T4">2256</text:span></text:p>
            <text:p text:style-name="P9">Coverage: <text:span text:style-name="T3">Full</text:span></text:p>
            <text:p text:style-name="P14">Extend: Forearms</text:p>
            <text:p text:style-name="P9">Cost: <text:span text:style-name="T4">6</text:span></text:p>
            <text:p text:style-name="P49">Type: <text:span text:style-name="T4">Mail</text:span></text:p>
          </table:table-cell>
          <table:covered-table-cell/>
        </table:table-row>
        <table:table-row table:style-name="Table2.5">
          <table:table-cell table:style-name="Table2.A5" table:number-rows-spanned="2" table:number-columns-spanned="2" office:value-type="string">
            <text:p text:style-name="P44">Cover Layer</text:p>
          </table:table-cell>
          <table:covered-table-cell/>
          <table:covered-table-cell/>
          <table:table-cell table:style-name="Table2.A5" office:value-type="string">
            <text:p text:style-name="P28">Coat of Plates</text:p>
            <text:p text:style-name="P9">Thick: <text:span text:style-name="T4">2000</text:span></text:p>
            <text:p text:style-name="P9">Coverage: <text:span text:style-name="T3">Full</text:span></text:p>
            <text:p text:style-name="P14">Extend: None</text:p>
            <text:p text:style-name="P9">Cost: <text:span text:style-name="T4">9</text:span></text:p>
            <text:p text:style-name="P49">Type: <text:span text:style-name="T4">Plate</text:span></text:p>
          </table:table-cell>
          <table:table-cell table:style-name="Table2.A5" table:number-columns-spanned="2" office:value-type="string">
            <text:p text:style-name="P28">Partial Plate Cuirass</text:p>
            <text:p text:style-name="P9">Thick: <text:span text:style-name="T4">2250</text:span></text:p>
            <text:p text:style-name="P9">Coverage: <text:span text:style-name="T4">75%</text:span></text:p>
            <text:p text:style-name="P14">Extend: None</text:p>
            <text:p text:style-name="P9">Cost: <text:span text:style-name="T4">7</text:span></text:p>
            <text:p text:style-name="P49">Type: <text:span text:style-name="T4">Plate</text:span></text:p>
          </table:table-cell>
          <table:covered-table-cell/>
          <table:table-cell table:style-name="Table2.A5" table:number-columns-spanned="2" office:value-type="string">
            <text:p text:style-name="P28">Brigandine</text:p>
            <text:p text:style-name="P9">Thick: <text:span text:style-name="T4">1750</text:span></text:p>
            <text:p text:style-name="P9">Coverage: <text:span text:style-name="T4">Full</text:span></text:p>
            <text:p text:style-name="P14">Extend: None</text:p>
            <text:p text:style-name="P9">Cost: <text:span text:style-name="T4">6</text:span></text:p>
            <text:p text:style-name="P49">Type: <text:span text:style-name="T4">Plate</text:span></text:p>
          </table:table-cell>
          <table:covered-table-cell/>
          <table:table-cell table:style-name="Table2.A5" table:number-columns-spanned="2" office:value-type="string">
            <text:p text:style-name="P29">Lamellar Armor</text:p>
            <text:p text:style-name="P10">Thick: <text:span text:style-name="T4">1750</text:span></text:p>
            <text:p text:style-name="P10">Coverage: <text:span text:style-name="T4">Full</text:span></text:p>
            <text:p text:style-name="P15">Extend: None</text:p>
            <text:p text:style-name="P10">Cost: <text:span text:style-name="T4">6</text:span></text:p>
            <text:p text:style-name="P50">Type: <text:span text:style-name="T4">Plate</text:span></text:p>
          </table:table-cell>
          <table:covered-table-cell/>
          <table:table-cell table:style-name="Table2.K5" office:value-type="string">
            <text:p text:style-name="P30">Boiled Leather Cuirass</text:p>
            <text:p text:style-name="P10">Thick: <text:span text:style-name="T9">8750</text:span></text:p>
            <text:p text:style-name="P10">Coverage: <text:span text:style-name="T4">Full</text:span></text:p>
            <text:p text:style-name="P15">Extend: None</text:p>
            <text:p text:style-name="P10">Cost: <text:span text:style-name="T9">12</text:span></text:p>
            <text:p text:style-name="P50">Type: <text:span text:style-name="T9">Leather</text:span></text:p>
          </table:table-cell>
        </table:table-row>
        <table:table-row table:style-name="Table2.6">
          <table:covered-table-cell/>
          <table:covered-table-cell/>
          <table:table-cell table:style-name="Table2.K5" table:number-columns-spanned="9" office:value-type="string">
            <text:p text:style-name="P53">Cloaks, Surcoats, Tabards &amp; Capes</text:p>
            <text:p text:style-name="P51">Neglicable Protection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column table:style-name="Table3.B" table:number-columns-repeated="5"/>
        <table:table-row table:style-name="Table3.1">
          <table:table-cell table:style-name="Table3.A1" table:number-columns-spanned="6" office:value-type="string">
            <text:p text:style-name="P41"><text:span text:style-name="T14">Arm Armor</text:span> Reference She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" table:number-columns-spanned="6" office:value-type="string">
            <text:p text:style-name="P41">Leg Armor Reference She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8">Under Layer</text:p>
          </table:table-cell>
          <table:table-cell table:style-name="Table3.A2" table:number-columns-spanned="5" office:value-type="string">
            <text:p text:style-name="P31">Gloves</text:p>
            <text:p text:style-name="P11">Thick: <text:span text:style-name="T10">2500</text:span></text:p>
            <text:p text:style-name="P11">Coverage: <text:span text:style-name="T3">Full</text:span></text:p>
            <text:p text:style-name="P16">Extend: <text:span text:style-name="T10">None</text:span></text:p>
            <text:p text:style-name="P11">Cost: <text:span text:style-name="T10">1</text:span></text:p>
            <text:p text:style-name="P21"><text:span text:style-name="T5">Type: </text:span><text:span text:style-name="T6">Cloth </text:span><text:span text:style-name="T7">&amp; Leather</text:span>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40">Under Layer</text:p>
          </table:table-cell>
          <table:table-cell table:style-name="Table3.H2" table:number-columns-spanned="5" office:value-type="string">
            <text:p text:style-name="P33">Socks &amp; Chausses</text:p>
            <text:p text:style-name="P52">Neglicable Protection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39">Over Layer</text:p>
          </table:table-cell>
          <table:table-cell table:style-name="Table3.A3" table:number-rows-spanned="2" office:value-type="string">
            <text:p text:style-name="P32">Mittens</text:p>
            <text:p text:style-name="P52">Neglicable Protection</text:p>
          </table:table-cell>
          <table:table-cell table:style-name="Table3.C3" table:number-rows-spanned="2" office:value-type="string">
            <text:p text:style-name="P38"/>
            <text:p text:style-name="P33">Padded Mittens</text:p>
            <text:p text:style-name="P12">Thick: <text:span text:style-name="T11">15000</text:span></text:p>
            <text:p text:style-name="P12">Coverage: <text:span text:style-name="T3">Full</text:span></text:p>
            <text:p text:style-name="P17">Extend: <text:span text:style-name="T11">None</text:span></text:p>
            <text:p text:style-name="P12">Cost: <text:span text:style-name="T10">6</text:span></text:p>
            <text:p text:style-name="P55"><text:span text:style-name="T5">Type: </text:span><text:span text:style-name="T8">Cloth</text:span></text:p>
          </table:table-cell>
          <table:table-cell table:style-name="Table3.C3" table:number-rows-spanned="3" office:value-type="string">
            <text:p text:style-name="P38"/>
            <text:p text:style-name="P32">Plate Arms Harnesses</text:p>
            <text:p text:style-name="P12">Thick: <text:span text:style-name="T10">2257</text:span></text:p>
            <text:p text:style-name="P12">Coverage: <text:span text:style-name="T3">Full</text:span></text:p>
            <text:p text:style-name="P17">Extend: <text:span text:style-name="T10">Whole arm</text:span></text:p>
            <text:p text:style-name="P12">Cost: <text:span text:style-name="T10">6</text:span></text:p>
            <text:p text:style-name="P55"><text:span text:style-name="T5">Type: </text:span><text:span text:style-name="T7">Plate</text:span></text:p>
          </table:table-cell>
          <table:table-cell table:style-name="Table3.C3" table:number-rows-spanned="2" office:value-type="string">
            <text:p text:style-name="P38"/>
            <text:p text:style-name="P31">Mail Mittens</text:p>
            <text:p text:style-name="P11">Thick: <text:span text:style-name="T10">2248</text:span></text:p>
            <text:p text:style-name="P11">Coverage: <text:span text:style-name="T3">Full</text:span></text:p>
            <text:p text:style-name="P16">Extend: <text:span text:style-name="T10">None</text:span></text:p>
            <text:p text:style-name="P11">Cost: <text:span text:style-name="T10">2</text:span></text:p>
            <text:p text:style-name="P54"><text:span text:style-name="T5">Type: </text:span><text:span text:style-name="T7">Mail</text:span></text:p>
          </table:table-cell>
          <table:table-cell table:style-name="Table3.C3" table:number-rows-spanned="2" office:value-type="string">
            <text:p text:style-name="P22"/>
            <text:p text:style-name="P31">Mail Sleeve<text:span text:style-name="T11">s</text:span></text:p>
            <text:p text:style-name="P11">Thick: <text:span text:style-name="T10">2254</text:span></text:p>
            <text:p text:style-name="P11">Coverage: <text:span text:style-name="T3">Full</text:span></text:p>
            <text:p text:style-name="P17">Extend: <text:span text:style-name="T10">Whole arm</text:span></text:p>
            <text:p text:style-name="P11">Cost: <text:span text:style-name="T11">4</text:span></text:p>
            <text:p text:style-name="P54"><text:span text:style-name="T5">Type: </text:span><text:span text:style-name="T7">Mail</text:span></text:p>
          </table:table-cell>
          <table:table-cell table:style-name="Table3.A3" office:value-type="string">
            <text:p text:style-name="P39">Over Layer</text:p>
          </table:table-cell>
          <table:table-cell table:style-name="Table3.A3" table:number-rows-spanned="2" office:value-type="string">
            <text:p text:style-name="P33">Boots</text:p>
            <text:p text:style-name="P12">Thick: <text:span text:style-name="T11">5000</text:span></text:p>
            <text:p text:style-name="P12">Coverage: <text:span text:style-name="T3">Full</text:span></text:p>
            <text:p text:style-name="P17">Extend: <text:span text:style-name="T11">Lower Leg</text:span></text:p>
            <text:p text:style-name="P12">Cost: <text:span text:style-name="T11">2</text:span></text:p>
            <text:p text:style-name="P22"><text:span text:style-name="T5">Type: </text:span><text:span text:style-name="T7">Leather</text:span></text:p>
          </table:table-cell>
          <table:table-cell table:style-name="Table3.C3" table:number-rows-spanned="2" office:value-type="string">
            <text:p text:style-name="P22"/>
            <text:p text:style-name="P33">Padded Boots</text:p>
            <text:p text:style-name="P12">Thick: <text:span text:style-name="T11">15000</text:span></text:p>
            <text:p text:style-name="P12">Coverage: <text:span text:style-name="T3">Full</text:span></text:p>
            <text:p text:style-name="P17">Extend: <text:span text:style-name="T11">None</text:span></text:p>
            <text:p text:style-name="P12">Cost: <text:span text:style-name="T10">6</text:span></text:p>
            <text:p text:style-name="P55"><text:span text:style-name="T5">Type: </text:span><text:span text:style-name="T8">Cloth</text:span></text:p>
          </table:table-cell>
          <table:table-cell table:style-name="Table3.A3" table:number-columns-spanned="2" office:value-type="string">
            <text:p text:style-name="P34">Shoes</text:p>
            <text:p text:style-name="P13">Thick: <text:span text:style-name="T11">5000</text:span></text:p>
            <text:p text:style-name="P13">Coverage: <text:span text:style-name="T3">Full</text:span></text:p>
            <text:p text:style-name="P18">Extend: <text:span text:style-name="T10">None</text:span></text:p>
            <text:p text:style-name="P13">Cost: <text:span text:style-name="T10">1</text:span></text:p>
            <text:p text:style-name="P23"><text:span text:style-name="T5">Type: </text:span><text:span text:style-name="T7">Leather</text:span></text:p>
          </table:table-cell>
          <table:covered-table-cell/>
          <table:table-cell table:style-name="Table3.L3" office:value-type="string">
            <text:p text:style-name="P34">Sandals</text:p>
            <text:p text:style-name="P13">Thick: <text:span text:style-name="T11">5000</text:span></text:p>
            <text:p text:style-name="P13">Coverage: <text:span text:style-name="T3">Full</text:span></text:p>
            <text:p text:style-name="P18">Extend: <text:span text:style-name="T10">None</text:span></text:p>
            <text:p text:style-name="P13">Cost: <text:span text:style-name="T10">1</text:span></text:p>
            <text:p text:style-name="P23"><text:span text:style-name="T5">Type: </text:span><text:span text:style-name="T7">Leather</text:span></text:p>
          </table:table-cell>
        </table:table-row>
        <table:table-row table:style-name="Table3.4">
          <table:table-cell table:style-name="Table3.C3" office:value-type="string">
            <text:p text:style-name="P48">Armor Lay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C3" office:value-type="string">
            <text:p text:style-name="P48">Armor Layer</text:p>
          </table:table-cell>
          <table:covered-table-cell/>
          <table:covered-table-cell/>
          <table:table-cell table:style-name="Table3.C3" table:number-rows-spanned="2" office:value-type="string">
            <text:p text:style-name="P32">Plate <text:span text:style-name="T11">Leg</text:span> Harnesses</text:p>
            <text:p text:style-name="P12">Thick: <text:span text:style-name="T10">2257</text:span></text:p>
            <text:p text:style-name="P12">Coverage: <text:span text:style-name="T3">Full</text:span></text:p>
            <text:p text:style-name="P17">Extend: <text:span text:style-name="T10">Whole leg</text:span></text:p>
            <text:p text:style-name="P12">Cost: <text:span text:style-name="T10">6</text:span></text:p>
            <text:p text:style-name="P55"><text:span text:style-name="T5">Type: </text:span><text:span text:style-name="T7">Plate</text:span></text:p>
          </table:table-cell>
          <table:table-cell table:style-name="Table3.K4" table:number-columns-spanned="2" office:value-type="string">
            <text:p text:style-name="P32">Mail <text:span text:style-name="T11">Chausses</text:span></text:p>
            <text:p text:style-name="P12">Thick: <text:span text:style-name="T10">2248</text:span></text:p>
            <text:p text:style-name="P12">Coverage: <text:span text:style-name="T3">Full</text:span></text:p>
            <text:p text:style-name="P17">Extend: <text:span text:style-name="T11">Whole leg</text:span></text:p>
            <text:p text:style-name="P12">Cost: <text:span text:style-name="T11">4</text:span></text:p>
            <text:p text:style-name="P55"><text:span text:style-name="T5">Type: </text:span><text:span text:style-name="T7">Mail</text:span></text:p>
          </table:table-cell>
          <table:covered-table-cell/>
        </table:table-row>
        <table:table-row table:style-name="Table3.5">
          <table:table-cell table:style-name="Table3.A5" table:number-columns-spanned="3" office:value-type="string">
            <text:p text:style-name="P45">Cover Layer</text:p>
          </table:table-cell>
          <table:covered-table-cell/>
          <table:covered-table-cell/>
          <table:covered-table-cell/>
          <table:table-cell table:style-name="Table3.A5" office:value-type="string">
            <text:p text:style-name="P31">Partial Plate Arm Harnesses</text:p>
            <text:p text:style-name="P11">Thick: <text:span text:style-name="T10">2000</text:span></text:p>
            <text:p text:style-name="P11">Coverage: <text:span text:style-name="T10">82%</text:span></text:p>
            <text:p text:style-name="P16">Extend: <text:span text:style-name="T10">Whole arm</text:span></text:p>
            <text:p text:style-name="P11">Cost: <text:span text:style-name="T10">4</text:span></text:p>
            <text:p text:style-name="P54"><text:span text:style-name="T5">Type: </text:span><text:span text:style-name="T7">Plate</text:span></text:p>
          </table:table-cell>
          <table:table-cell table:style-name="Table3.A5" office:value-type="string">
            <text:p text:style-name="P33">Boiled Leather Arm Harnesses</text:p>
            <text:p text:style-name="P12">Thick: <text:span text:style-name="T11">10000</text:span></text:p>
            <text:p text:style-name="P12">Coverage: <text:span text:style-name="T10">80%</text:span></text:p>
            <text:p text:style-name="P17">Extend: <text:span text:style-name="T10">Whole arm</text:span></text:p>
            <text:p text:style-name="P12">Cost: <text:span text:style-name="T11">6</text:span></text:p>
            <text:p text:style-name="P55"><text:span text:style-name="T5">Type: </text:span><text:span text:style-name="T8">Leather</text:span></text:p>
          </table:table-cell>
          <table:table-cell table:style-name="Table3.A5" table:number-columns-spanned="3" office:value-type="string">
            <text:p text:style-name="P46">Cover Layer</text:p>
          </table:table-cell>
          <table:covered-table-cell/>
          <table:covered-table-cell/>
          <table:covered-table-cell/>
          <table:table-cell table:style-name="Table3.A5" office:value-type="string">
            <text:p text:style-name="P31">Partial Plate <text:span text:style-name="T11">Leg</text:span> Harnesses</text:p>
            <text:p text:style-name="P11">Thick: <text:span text:style-name="T10">2000</text:span></text:p>
            <text:p text:style-name="P11">Coverage: <text:span text:style-name="T10">82%</text:span></text:p>
            <text:p text:style-name="P16">Extend: <text:span text:style-name="T10">Whole leg</text:span></text:p>
            <text:p text:style-name="P11">Cost: <text:span text:style-name="T10">4</text:span></text:p>
            <text:p text:style-name="P54"><text:span text:style-name="T5">Type: </text:span><text:span text:style-name="T7">Plate</text:span></text:p>
          </table:table-cell>
          <table:table-cell table:style-name="Table3.L5" office:value-type="string">
            <text:p text:style-name="P33">Boiled Leather Leg Harnesses</text:p>
            <text:p text:style-name="P12">Thick: <text:span text:style-name="T11">10000</text:span></text:p>
            <text:p text:style-name="P12">Coverage: <text:span text:style-name="T10">80%</text:span></text:p>
            <text:p text:style-name="P17">Extend: <text:span text:style-name="T10">Whole leg</text:span></text:p>
            <text:p text:style-name="P12">Cost: <text:span text:style-name="T11">6</text:span></text:p>
            <text:p text:style-name="P55"><text:span text:style-name="T5">Type: </text:span><text:span text:style-name="T8">Leathe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7:26:29.962000000</meta:creation-date>
    <dc:date>2016-07-21T09:55:33.247000000</dc:date>
    <meta:editing-duration>PT1H27M46S</meta:editing-duration>
    <meta:editing-cycles>11</meta:editing-cycles>
    <meta:generator>LibreOffice/4.3.4.1$Windows_x86 LibreOffice_project/bc356b2f991740509f321d70e4512a6a54c5f243</meta:generator>
    <meta:document-statistic meta:table-count="3" meta:image-count="0" meta:object-count="0" meta:page-count="1" meta:paragraph-count="260" meta:word-count="566" meta:character-count="3237" meta:non-whitespace-character-count="2928"/>
  </office:meta>
</office:document-meta>
</file>